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82_65440770"/><text:bookmark-start text:name="__DdeLink__75_65440770"/><text:bookmark-start text:name="__DdeLink__36_65440770"/>Overall Accumulative Results (score):</text:p>
      <text:p text:style-name="Standard"/>
      <text:p text:style-name="Standard">best overall (&gt; 1.0, 13 actions): <text:span text:style-name="T2">['(7601-148)', '(6528-127)', '(7053-137)', '(6850-133)', '(7409-144)', '(7536-146)', '(5967-116)', '(6366-123)', '(7663-149)', '(7618-148)', '(6456-125)', '(3235-62)', '(6419-124)']</text:span></text:p>
      <text:p text:style-name="Standard"><text:span text:style-name="T1"/></text:p>
      <text:p text:style-name="P3">inputs for overall + subcategories (&gt; 1.0, 22 actions): ['(7601-148)', '(7608-148)', '(6528-127)', '(7053-137)', '(7534-146)', '(7694-149)', '(7670-149)', '(6850-133)', (7409-144)', '(7536-146)', '(6835-133)', '(5967-116)', '(5983-116)', '(6366-123)', '(7663-149)', '(7618-148)', '(6456-125)', '(7281-141)', '(3235-62)', '(7248-141)', '(7550-147)', '(6419-124)']</text:p>
      <text:p text:style-name="P3"/>
      <text:p text:style-name="P3">inputs for overall + subcategories (top 12, 13 actions): ['(7601-148)', '(7608-148)', '(6528-127)', '(7053-137)', '(7534-146)', '(7694-149)', '(7670-149)', '(6850-133)', (7409-144)', '(7536-146)', '(6835-133)', '(5967-116)', '(5983-116)']</text:p>
      <text:p text:style-name="P3"/>
      <text:p text:style-name="P3">best overall (top 6, 6 actions): ['(7601-148)', '(6528-127)', '(7053-137)', '(6850-133)', '(7409-144)', '(7536-146)']</text:p>
      <text:p text:style-name="P3"/>
      <text:p text:style-name="P3">inputs for overall + subcategories (top 6, 6 actions): [('7601-148'), ('(7608-148'), ('6528-127'), ('7053-137'), '(7534-146)', '(7694-149)']</text:p>
      <text:p text:style-name="P3"/>
      <text:p text:style-name="P3"/>
      <text:p text:style-name="P3"/>
      <text:p text:style-name="P3"/>
      <text:p text:style-name="P3"/>
      <text:p text:style-name="P3">inputs for overall + subcategories (&gt; 1.0, 22 actions): [('(7601-148)', 192.44791), ('(7608-148)', 35.65624), ('(6528-127)', 9.35417000000001), ('(7053-137)', 7.5), ('(7534-146)', 7.0), ('(7694-149)', 4.958340000000007), ('(7670-149)', 4.354169999999996), ('(6850-133)', 3.4479100000000074), ('(7409-144)', 3.1041700000000105), ('(7536-146)', 2.9166700000000105), ('(6835-133)', 2.8541600000000003), ('(5967-116)', 2.3958299999999895), ('(5983-116)', 2.3333299999999895), ('(6366-123)', 2.3020899999999926), ('(7663-149)', 2.2708399999999926), ('(7618-148)', 1.9166600000000074), ('(6456-125)', 1.322919999999982), ('(7281-141)', 1.2291700000000034), ('(3235-62)', 1.229169999999982), ('(7248-141)', 1.1458399999999997), ('(7550-147)', 1.1458299999999895), ('(6419-124)', 1.125)]</text:p>
      <text:p text:style-name="P3"/>
      <text:p text:style-name="Standard">========</text:p>
      <text:p text:style-name="Standard"/>
      <text:p text:style-name="Standard">inputs: ['0: hand strength', '1: effective potential', '2: pot', '3: bet', '4: pot odds', '5: betting position', '6: round', '7: chips', '8: opponent long-term agressiveness', '9: opponent short-term agressiveness', '10: opponent hand agressiveness', '11: opponent last action', '12: self long-term agressiveness', '13: self short-term agressiveness', '14: self short-term volatility', '15: self long-term volatility', '16: opponent short-term volatility', '17: opponent long-term volatility']</text:p>
      <text:p text:style-name="Standard"/>
      <text:p text:style-name="Standard"/>
      <text:p text:style-name="Standard">[('(7601-148)', 192.44791), ('(6528-127)', 9.35417000000001), ('(7053-137)', 7.5), ('(6850-133)', 3.4479100000000074), ('(7409-144)', 3.1041700000000105), ('(7536-146)', 2.9166700000000105), ('(5967-116)', 2.3958299999999895), ('(6366-123)', 2.3020899999999926), ('(7663-149)', 2.2708399999999926), ('(7618-148)', 1.9166600000000074), ('(6456-125)', 1.322919999999982), ('(3235-62)', 1.229169999999982), ('(6419-124)', 1.125), ('(7664-149)', 0.9166600000000074), ('(7662-149)', 0.8958399999999926)]</text:p>
      <text:p text:style-name="Standard"/>
      <text:p text:style-name="P1">['(7601-148)', '(6528-127)', '(7053-137)', '(6850-133)', '(7409-144)', '(7536-146)', '(5967-116)', <text:soft-page-break/>'(6366-123)', '(7663-149)', '(7618-148)', '(6456-125)', '(3235-62)', '(6419-124)', '(7664-149)', '(7662-149)']</text:p>
      <text:p text:style-name="Standard"/>
      <text:p text:style-name="Standard">---</text:p>
      <text:p text:style-name="P1"><text:bookmark-start text:name="__DdeLink__29_65440770"/>Accumulative Results (sbb_label):<text:bookmark-end text:name="__DdeLink__29_65440770"/></text:p>
      <text:p text:style-name="Standard">0:</text:p>
      <text:p text:style-name="Standard">[('(6528-127)', 70.89583)]</text:p>
      <text:p text:style-name="Standard">['(6528-127)']</text:p>
      <text:p text:style-name="Standard"/>
      <text:p text:style-name="Standard">1:</text:p>
      <text:p text:style-name="Standard">[('(6528-127)', 57.80208), ('(3235-62)', 2.09375), ('(7536-146)', 1.1875), ('(7664-149)', 0.9166599999999931)]</text:p>
      <text:p text:style-name="Standard">['(6528-127)', '(3235-62)', '(7536-146)', '(7664-149)']</text:p>
      <text:p text:style-name="Standard"/>
      <text:p text:style-name="Standard">2:</text:p>
      <text:p text:style-name="Standard">[('(5967-116)', 40.19791), ('(6456-125)', 4.291670000000003),<text:span text:style-name="T1"> ('(7534-146)', 3.8541699999999963)</text:span>, ('(7662-149)', 1.5625), <text:span text:style-name="T1">('(7608-148)', 1.2291600000000003), ('(7248-141)', 1.1458399999999997)</text:span>, ('(7601-148)', 0.8333300000000037), <text:span text:style-name="T1">('(7579-147)', 0.8125)</text:span>]</text:p>
      <text:p text:style-name="Standard">['(5967-116)', '(6456-125)',<text:span text:style-name="T1"> '(7534-146)',</text:span> '(7662-149)', <text:span text:style-name="T1">'(7608-148)', '(7248-141)'</text:span>, '(7601-148)', <text:span text:style-name="T1">'(7579-147)'</text:span>]</text:p>
      <text:p text:style-name="Standard"/>
      <text:p text:style-name="Standard">3:</text:p>
      <text:p text:style-name="Standard"><text:span text:style-name="T1">[('(7608-148)', 35.65624), ('(7670-149)', 1.4062600000000032), ('(6456-125)',</text:span> 1.1249899999999968)]</text:p>
      <text:p text:style-name="Standard"><text:span text:style-name="T1">['(7608-148)', '(7670-149)',</text:span> '(6456-125)']</text:p>
      <text:p text:style-name="Standard"/>
      <text:p text:style-name="Standard">---</text:p>
      <text:p text:style-name="P1">Accumulative Results (opp_label):</text:p>
      <text:p text:style-name="Standard">0:</text:p>
      <text:p text:style-name="Standard"><text:span text:style-name="T1">[('(7608-148)', 17.76041),</text:span> ('(7662-149)', 0.9374900000000004)]</text:p>
      <text:p text:style-name="Standard"><text:span text:style-name="T1">['(7608-148)',</text:span> '(7662-149)']</text:p>
      <text:p text:style-name="Standard"/>
      <text:p text:style-name="Standard">1:</text:p>
      <text:p text:style-name="Standard">[('(7663-149)', 30.8125), ('(6419-124)', 1.7083299999999966), ('(7662-149)', 1.28125), <text:span text:style-name="T1">('(7281-141)', 1.2291700000000034),</text:span> ('(7536-146)', 1.0625), ('(7409-144)', 0.7916600000000003)]</text:p>
      <text:p text:style-name="Standard">['(7663-149)', '(6419-124)', '(7662-149)',<text:span text:style-name="T1"> '(7281-141)',</text:span> '(7536-146)', '(7409-144)']</text:p>
      <text:p text:style-name="Standard"/>
      <text:p text:style-name="Standard">2:</text:p>
      <text:p text:style-name="Standard">[('(7601-148)', 60.8125), <text:span text:style-name="T1">('(6835-133)', 2.8541600000000003)</text:span>, ('(6366-123)', 1.0), ('(7409-144)', 0.9791700000000105)]</text:p>
      <text:p text:style-name="Standard">['(7601-148)',<text:span text:style-name="T1"> '(6835-133)',</text:span> '(6366-123)', '(7409-144)']</text:p>
      <text:p text:style-name="Standard"/>
      <text:p text:style-name="Standard">3:</text:p>
      <text:p text:style-name="Standard">[('(6528-127)', 101.34375), ('(3235-62)', 5.229159999999993)]</text:p>
      <text:p text:style-name="Standard">['(6528-127)', '(3235-62)']</text:p>
      <text:p text:style-name="Standard"/>
      <text:p text:style-name="Standard">---</text:p>
      <text:p text:style-name="Standard">Accumulative Results (position):</text:p>
      <text:p text:style-name="Standard">0:</text:p>
      <text:p text:style-name="Standard">[('(6366-123)', 106.19791), <text:span text:style-name="T1">('(7694-149)', 4.958340000000007), ('(7670-149)', 4.354169999999996), ('(5983-116)', 2.3333299999999895),</text:span> ('(7601-148)', 1.75), ('(7662-149)', 1.5), ('(6528-127)', 0.9583300000000037), ('(7664-149)', 0.9166700000000105), <text:span text:style-name="T1">('(6835-133)', </text:span><text:soft-page-break/><text:span text:style-name="T1">0.8125)]</text:span></text:p>
      <text:p text:style-name="Standard">['(6366-123)', <text:span text:style-name="T1">'(7694-149)',</text:span> '<text:span text:style-name="T1">(7670-149)', '(5983-116)',</text:span> '(7601-148)', '(7662-149)', '(6528-127)', '(7664-149)', <text:span text:style-name="T1">'(6835-133)'</text:span>]</text:p>
      <text:p text:style-name="Standard"/>
      <text:p text:style-name="Standard">1:</text:p>
      <text:p text:style-name="Standard">[('(6528-127)', 87.70833), ('(5967-116)', 7.1458299999999895), ('(6850-133)', 2.927090000000007), ('(7409-144)', 1.4895800000000037), ('(6456-125)', 1.2395799999999895), ('(3235-62)', 1.1875), ('(7663-149)', 1.1458300000000037)]</text:p>
      <text:p text:style-name="Standard">['(6528-127)', '(5967-116)', '(6850-133)', '(7409-144)', '(6456-125)', '(3235-62)', '(7663-149)']</text:p>
      <text:p text:style-name="Standard"/>
      <text:p text:style-name="Standard">---</text:p>
      <text:p text:style-name="Standard">Accumulative Results (opponent):</text:p>
      <text:p text:style-name="Standard">loose_agressive:</text:p>
      <text:p text:style-name="Standard">[('(6850-133)', 96.97916), ('(7601-148)', 3.65625), ('(6528-127)', 2.9375), ('(7536-146)', 1.8333400000000069), ('(7409-144)', 1.6458400000000069), ('(6366-123)', 1.5729199999999963), ('(7053-137)', 1.5208299999999895), ('(7663-149)', 1.3125), ('(5967-116)', 1.2291700000000105), ('(6419-124)', 1.1875), <text:span text:style-name="T1">('(7550-147)', 1.1458299999999895), ('(7581-147)', 0.8333300000000037)]</text:span></text:p>
      <text:p text:style-name="Standard">['(6850-133)', '(7601-148)', '(6528-127)', '(7536-146)', '(7409-144)', '(6366-123)', '(7053-137)', '(7663-149)', '(5967-116)', '(6419-124)',<text:span text:style-name="T1"> '(7550-147)', '(7581-147)']</text:span></text:p>
      <text:p text:style-name="Standard"/>
      <text:p text:style-name="Standard">loose_passive:</text:p>
      <text:p text:style-name="Standard">[('(7601-148)', 95.70833), <text:span text:style-name="T1">('(7534-146)', 7.0)</text:span>, ('(6366-123)', 2.302090000000007), ('(6528-127)', 1.625), ('(7409-144)', 1.25), ('(6850-133)', 1.2291599999999931), ('(3235-62)', 1.1666699999999963), ('(7536-146)', 1.0833299999999895), ('(7663-149)', 0.9583400000000069), ('(5967-116)', 0.8541599999999931)]</text:p>
      <text:p text:style-name="Standard">['(7601-148)', <text:span text:style-name="T1">'(7534-146)'</text:span>, '(6366-123)', '(6528-127)', '(7409-144)', '(6850-133)', '(3235-62)', '(7536-146)', '(7663-149)', '(5967-116)']<text:bookmark-end text:name="__DdeLink__36_65440770"/></text:p>
      <text:p text:style-name="Standard"/>
      <text:p text:style-name="Standard"/>
      <text:p text:style-name="P3"><text:bookmark-end text:name="__DdeLink__82_65440770"/><text:bookmark-end text:name="__DdeLink__75_654407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M3S</meta:editing-duration>
    <meta:editing-cycles>69</meta:editing-cycles>
    <meta:generator>OpenOffice/4.1.1$Win32 OpenOffice.org_project/411m6$Build-9775</meta:generator>
    <dc:date>2015-10-04T02:39:48.57</dc:date>
    <dc:creator>Jessica Pauli de C Bonson</dc:creator>
    <meta:document-statistic meta:table-count="0" meta:image-count="0" meta:object-count="0" meta:page-count="3" meta:paragraph-count="55" meta:word-count="495" meta:character-count="6327"/>
    <meta:user-defined meta:name="Info 1"/>
    <meta:user-defined meta:name="Info 2"/>
    <meta:user-defined meta:name="Info 3"/>
    <meta:user-defined meta:name="Info 4"/>
  </office:meta>
</office:document-meta>
</file>